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entor.setSomeProperty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ntor.aVarargsMethod( String ... str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ntor.setFoo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ventor.setPlacesLived( PlaceOfBirth [ ] placesLiv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ntor.echo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ntor.joinThreeStrings( String a , String b , Stri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ntor.getNationa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vento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ntor.setPlacesLivedList( List &lt; PlaceOfBirth &gt; placesLived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ntor.optionalVarargsMethod( Optional &lt; String &gt; ...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ntor.throwException( int value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ventor.printDoubles( double [ ]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ntor.setWonNobelPrize( boolean wonNobelPr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ntor.Inventor( String ... str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ventor.setInventions( String [ ] inven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ntor.aVarargsMethod3( String str1 , String ... str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entor.getSom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ntor.printDouble( Double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ntor.getDoublesAsString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entor.throwException( PlaceOfBirth po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ntor.getWonNobelPr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ntor.Inventor( String name , Date birthdate , String nationa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Inventor.get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ventor.setPlaceOfBirth( PlaceOfBirth placeOfBirth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entor.getPlacesLived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ntor.getPlacesLi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ntor.sayHelloTo( String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ntor.getBirth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ventor.getPlaceOfBir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ntor.aVarargsMethod2( int i , String ... str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ntor.getInven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